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67b4" officeooo:paragraph-rsid="001867b4"/>
    </style:style>
    <style:style style:name="P2" style:family="paragraph" style:parent-style-name="Text_20_body">
      <style:text-properties officeooo:rsid="001867b4" officeooo:paragraph-rsid="001867b4"/>
    </style:style>
    <style:style style:name="T1" style:family="text">
      <style:text-properties officeooo:rsid="001a33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dea/Approach Details</text:p>
      <text:p text:style-name="P1"/>
      <text:p text:style-name="P1"/>
      <text:p text:style-name="P1">Ministry Category:Education</text:p>
      <text:p text:style-name="P1">Problem Statement:College Connect</text:p>
      <text:p text:style-name="P1">Team Leader Name:Sushma Unnibhavi</text:p>
      <text:p text:style-name="P1"/>
      <text:p text:style-name="P1"/>
      <text:p text:style-name="P1"/>
      <text:p text:style-name="P1">Prototype Description:</text:p>
      <text:p text:style-name="P1">College Connect is platform where everyone can share their pics or any other stuffs anonymously. Either it’s a pdf file, images or a status. We are on a mission to make people more open and share their knowledge with everyone. Basically, This is currently for college students but can be used by everyone on large scale when we are able to have a good server to run it.</text:p>
      <text:p text:style-name="P1"/>
      <text:p text:style-name="P1">1) Images, gifs, pdfs and many more to be implemented can be uploaded, shared and downloaded to local storage.<text:line-break/>2) Like, comment, delete (Only personal posts) and share functionality.<text:line-break/>3) Can follow, block anyone you want.<text:line-break/>4) Used best search algorithm to search all over database within a seconds.</text:p>
      <text:p text:style-name="P1">5) Anonymous posting.<text:line-break/>6) Admin approval for every Anonymous post.</text:p>
      <text:p text:style-name="P1"/>
      <text:p text:style-name="P1"/>
      <text:p text:style-name="P1">Technology Stack:</text:p>
      <text:p text:style-name="P2"><text:span text:style-name="Strong_20_Emphasis">Client Side : </text:span></text:p>
      <text:p text:style-name="Text_20_body">1) Java</text:p>
      <text:p text:style-name="Text_20_body">2) MVP</text:p>
      <text:p text:style-name="Text_20_body"><text:span text:style-name="Strong_20_Emphasis">Server Side : </text:span></text:p>
      <text:p text:style-name="Text_20_body">1) Apache HTTP Server</text:p>
      <text:p text:style-name="Text_20_body">2) MySQL database</text:p>
      <text:p text:style-name="Text_20_body">3) Interpreters for scripts</text:p>
      <text:p text:style-name="Text_20_body">4) Server clusters</text:p>
      <text:p text:style-name="Text_20_body">5) Database clusters</text:p>
      <text:p text:style-name="Text_20_body">Also, Creating a Web Server using GO language.</text:p>
      <text:p text:style-name="P1"/>
      <text:p text:style-name="P1">Use Case:</text:p>
      <text:p text:style-name="P1"/>
      <text:p text:style-name="P1">We will be building a platform where students can discuss questions with each other to learn better or discuss their doubts with teachers which would be of great help. Moreover <text:span text:style-name="T1">there will be many inspirational videos on the web application to motivate students.There can also be many quizzes and games on various subjects that students would enjoy doing.</text:span></text:p>
      <text:p text:style-name="P1"/>
      <text:p text:style-name="P1"/>
      <text:p text:style-name="P1"/>
      <text:p text:style-name="P1"/>
      <text:p text:style-name="P1"><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9T20:23:29.296275186</meta:creation-date>
    <dc:date>2019-01-19T20:42:57.645102880</dc:date>
    <meta:editing-duration>PT23S</meta:editing-duration>
    <meta:editing-cycles>1</meta:editing-cycles>
    <meta:document-statistic meta:table-count="0" meta:image-count="0" meta:object-count="0" meta:page-count="2" meta:paragraph-count="21" meta:word-count="237" meta:character-count="1436" meta:non-whitespace-character-count="1218"/>
    <meta:generator>LibreOffice/6.0.7.3$Linux_X86_64 LibreOffice_project/00m0$Build-3</meta:generator>
  </office:meta>
</office:document-meta>
</file>